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19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04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02-01" calcext:value-type="date">
            <text:p>02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225 17<text:span text:style-name="T1">th</text:span> Street, Suite 320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02-01" calcext:value-type="date">
            <text:p>02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39:12.254421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1-16T20:39:48.360400833</dc:date>
    <meta:editing-cycles>48</meta:editing-cycles>
    <meta:editing-duration>PT2H54M41S</meta:editing-duration>
    <meta:generator>LibreOffice/7.5.5.2$Linux_X86_64 LibreOffice_project/50$Build-2</meta:generator>
    <meta:document-statistic meta:table-count="1" meta:cell-count="32" meta:object-count="1"/>
  </office:meta>
</office:document-meta>
</file>